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office:value-type="string" calcext:value-type="string">
            <text:p>General Links / Items</text:p>
          </table:table-cell>
        </table:table-row>
        <table:table-row table:style-name="ro1">
          <table:table-cell office:value-type="string" calcext:value-type="string">
            <text:p>&lt;a title="Official DRG Discord" class="discord" href="https://discord.gg/drg" target="_blank"&gt;Official DRG Discord&lt;/a&gt;</text:p>
          </table:table-cell>
        </table:table-row>
        <table:table-row table:style-name="ro1">
          <table:table-cell office:value-type="string" calcext:value-type="string">
            <text:p>&lt;a title="Deep Dive Discussion" class="discord" href="https://discord.com/channels/257785731072786435/626770676573011997" target="_blank"&gt;Deep Dive Discussion&lt;/a&gt;</text:p>
          </table:table-cell>
        </table:table-row>
        <table:table-row table:style-name="ro1">
          <table:table-cell office:value-type="string" calcext:value-type="string">
            <text:p>&lt;a title="LFG Steam" class="discord" href="https://discord.com/channels/257785731072786435/258990175810617344" target="_blank"&gt;LFG Steam&lt;/a&gt;</text:p>
          </table:table-cell>
        </table:table-row>
        <table:table-row table:style-name="ro1">
          <table:table-cell office:value-type="string" calcext:value-type="string">
            <text:p>&lt;a title="Modding DRG Discord" class="discord" href="https://discord.gg/gUw32ayWGt" target="_blank"&gt;Modding DRG Discord&lt;/a&gt;</text:p>
          </table:table-cell>
        </table:table-row>
        <table:table-row table:style-name="ro1">
          <table:table-cell office:value-type="string" calcext:value-type="string">
            <text:p>&lt;a title="Raijin Tribe" class="discord" href="https://discord.gg/UccyzVm5Xq" target="_blank"&gt;My Streaming discord&lt;/a&gt;</text:p>
          </table:table-cell>
        </table:table-row>
        <table:table-row table:style-name="ro1">
          <table:table-cell office:value-type="string" calcext:value-type="string">
            <text:p>&lt;a title="Raijin Tribe Gaming" class="youtube" href="https://www.youtube.com/@raijintribegaming8467" target="_blank"&gt;YouTube Channel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Driller</text:p>
          </table:table-cell>
        </table:table-row>
        <table:table-row table:style-name="ro1">
          <table:table-cell office:value-type="string" calcext:value-type="string">
            <text:p>&lt;a title="DRG Wiki - Driller" class=" driller" href="https://deeprockgalactic.wiki.gg/wiki/Driller" target="_blank"&gt;Driller&lt;/a&gt;</text:p>
          </table:table-cell>
        </table:table-row>
        <table:table-row table:style-name="ro1">
          <table:table-cell office:value-type="string" calcext:value-type="string">
            <text:p>&lt;a title="DRG Wiki – Cyro-Cannon" class="cyro" href="https://deeprockgalactic.wiki.gg/wiki/Cryo_Cannon" target="_blank"&gt;Cyro-Cannon&lt;/a&gt;</text:p>
          </table:table-cell>
        </table:table-row>
        <table:table-row table:style-name="ro1">
          <table:table-cell office:value-type="string" calcext:value-type="string">
            <text:p>&lt;a title="DRG Wiki - Experimental Plasma Charger" class="epc" href="https://deeprockgalactic.wiki.gg/wiki/Experimental_Plasma_Charger" target="_blank"&gt;EPC&lt;/a&gt;</text:p>
          </table:table-cell>
        </table:table-row>
        <table:table-row table:style-name="ro1">
          <table:table-cell office:value-type="string" calcext:value-type="string">
            <text:p>&lt;a title="DRG Wiki - Flamethrower" class="fire" href="https://deeprockgalactic.wiki.gg/wiki/Flamethrower" target="_blank"&gt;Flamethrower&lt;/a&gt;</text:p>
          </table:table-cell>
        </table:table-row>
        <table:table-row table:style-name="ro1">
          <table:table-cell table:style-name="ce4" office:value-type="string" calcext:value-type="string">
            <text:p>&lt;a title="DRG Wiki - Flamethrower" class="fire" href="https://deeprockgalactic.wiki.gg/wiki/Flamethrower" target="_blank"&gt;CRSPR Flamethrower&lt;/a&gt;</text:p>
          </table:table-cell>
        </table:table-row>
        <table:table-row table:style-name="ro1">
          <table:table-cell office:value-type="string" calcext:value-type="string">
            <text:p>&lt;a title="Balanced Overclock" class="balanced" href="https://deeprockgalactic.wiki.gg/wiki/Experimental_Plasma_Charger#Overclocks" target="_blank"&gt;Heavy Hitter&lt;/a&gt; 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Experimental_Plasma_Charger#Overclocks" target="_blank"&gt;Improved Thermal Efficiency&lt;/a&gt;</text:p>
          </table:table-cell>
        </table:table-row>
        <table:table-row table:style-name="ro1">
          <table:table-cell office:value-type="string" calcext:value-type="string">
            <text:p>&lt;a title="Clean Overclock" class="clean" href="https://deeprockgalactic.wiki.gg/wiki/Colette_Wave_Cooker#Overclocks" target="_blank"&gt;Liquid Cooling System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Engineer</text:p>
          </table:table-cell>
        </table:table-row>
        <table:table-row table:style-name="ro1">
          <table:table-cell office:value-type="string" calcext:value-type="string">
            <text:p>&lt;a title="DRG Wiki - Engineer" class=" engineer" href="https://deeprockgalactic.wiki.gg/wiki/Engineer" target="_blank"&gt;Engineer&lt;/a&gt;</text:p>
          </table:table-cell>
        </table:table-row>
        <table:table-row table:style-name="ro1">
          <table:table-cell office:value-type="string" calcext:value-type="string">
            <text:p>&lt;a title="DRG Wiki" class="reg-link" href="https://deeprockgalactic.wiki.gg/wiki/Platform_Gun" target="_blank"&gt;Platforms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&lt;a title="DRG Wiki" class="wave-cooker" href="https://deeprockgalactic.wiki.gg/wiki/Colette_Wave_Cooker" target="_blank"&gt;Wave Cooker&lt;/a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unner</text:p>
          </table:table-cell>
        </table:table-row>
        <table:table-row table:style-name="ro1">
          <table:table-cell office:value-type="string" calcext:value-type="string">
            <text:p>&lt;a title="DRG Wiki - Gunner" class=" gunner" href="https://deeprockgalactic.wiki.gg/wiki/Gunner" target="_blank"&gt;Gunner&lt;/a&gt;</text:p>
          </table:table-cell>
        </table:table-row>
        <table:table-row table:style-name="ro1">
          <table:table-cell office:value-type="string" calcext:value-type="string">
            <text:p>&lt;a title="DRG Wiki - Zipline Launcher" class="" href="https://deeprockgalactic.wiki.gg/wiki/Zipline_Launcher" target="_blank"&gt;Zipline Launcher&lt;/a&gt;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&lt;a title="DRG Wiki - Scout" class="scout" href="https://deeprockgalactic.wiki.gg/wiki/Scout" target="_blank"&gt;Scout&lt;/a&gt;</text:p>
          </table:table-cell>
        </table:table-row>
        <table:table-row table:style-name="ro1">
          <table:table-cell office:value-type="string" calcext:value-type="string">
            <text:p>&lt;a title="DRG Wiki - Voltaic Stun Sweeper" class="" href="https://deeprockgalactic.wiki.gg/wiki/Voltaic_Stun_Sweeper" target="_blank"&gt;Voltaic Stun Sweeper&lt;/a&gt;</text:p>
          </table:table-cell>
        </table:table-row>
        <table:table-row table:style-name="ro1" table:number-rows-repeated="15">
          <table:table-cell/>
        </table:table-row>
        <table:table-row table:style-name="ro1">
          <table:table-cell office:value-type="string" calcext:value-type="string">
            <text:p>Gems / Resources</text:p>
          </table:table-cell>
        </table:table-row>
        <table:table-row table:style-name="ro1">
          <table:table-cell office:value-type="string" calcext:value-type="string">
            <text:p>&lt;a title="DRG Wiki - Bismor" class="bismor" href="https://deeprockgalactic.wiki.gg/wiki/Bismor" target="_blank"&gt;Bismor&lt;/a&gt;</text:p>
          </table:table-cell>
        </table:table-row>
        <table:table-row table:style-name="ro1">
          <table:table-cell office:value-type="string" calcext:value-type="string">
            <text:p>&lt;a title="DRG Wiki - Bittergem" class="bittergem" href="https://deeprockgalactic.wiki.gg/wiki/Bittergem" target="_blank"&gt;Bittergem&lt;/a&gt;</text:p>
          </table:table-cell>
        </table:table-row>
        <table:table-row table:style-name="ro1">
          <table:table-cell office:value-type="string" calcext:value-type="string">
            <text:p>&lt;a title="DRG Wiki - Croppa" class="croppa" href="https://deeprockgalactic.wiki.gg/wiki/Croppa" target="_blank"&gt;Croppa&lt;/a&gt;</text:p>
          </table:table-cell>
        </table:table-row>
        <table:table-row table:style-name="ro1">
          <table:table-cell office:value-type="string" calcext:value-type="string">
            <text:p>&lt;a title="DRG Wiki - Enor Pearl" class="enor-pearl" href="https://deeprockgalactic.wiki.gg/wiki/Enor_Pearl" target="_blank"&gt;Enor Pearl&lt;/a&gt;</text:p>
          </table:table-cell>
        </table:table-row>
        <table:table-row table:style-name="ro1">
          <table:table-cell office:value-type="string" calcext:value-type="string">
            <text:p>&lt;a title="DRG Wiki - Compressed Gold" class="gold" href="https://deeprockgalactic.wiki.gg/wiki/Gold#Compressed_Gold-0" target="_blank"&gt;Compressed Gold&lt;/a&gt;</text:p>
          </table:table-cell>
        </table:table-row>
        <table:table-row table:style-name="ro1">
          <table:table-cell office:value-type="string" calcext:value-type="string">
            <text:p>&lt;a title="DRG Wiki - Jadiz" class="jadiz" href="https://deeprockgalactic.wiki.gg/wiki/Jadiz" target="_blank"&gt;Jadiz&lt;/a&gt;</text:p>
          </table:table-cell>
        </table:table-row>
        <table:table-row table:style-name="ro1">
          <table:table-cell office:value-type="string" calcext:value-type="string">
            <text:p>&lt;a title="DRG Wiki - Magnite" class="magnite" href="https://deeprockgalactic.wiki.gg/wiki/Magnite" target="_blank"&gt;Magnite&lt;/a&gt;</text:p>
          </table:table-cell>
        </table:table-row>
        <table:table-row table:style-name="ro1">
          <table:table-cell office:value-type="string" calcext:value-type="string">
            <text:p>&lt;a title="DRG Wiki - Nitra" class="nitra" href="https://deeprockgalactic.wiki.gg/wiki/Nitra" target="_blank"&gt;Nitra&lt;/a&gt;</text:p>
          </table:table-cell>
        </table:table-row>
        <table:table-row table:style-name="ro1">
          <table:table-cell office:value-type="string" calcext:value-type="string">
            <text:p>&lt;a title="DRG Wiki - Red Sugar" class="red-sugar" href="https://deeprockgalactic.wiki.gg/wiki/Red_Sugar" target="_blank"&gt;Red Sugar&lt;/a&gt;</text:p>
          </table:table-cell>
        </table:table-row>
        <table:table-row table:style-name="ro1">
          <table:table-cell office:value-type="string" calcext:value-type="string">
            <text:p>&lt;a title="DRG Wiki - Umanite" class="umanite" href="https://deeprockgalactic.wiki.gg/wiki/Umanite" target="_blank"&gt;Umanite&lt;/a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Mission</text:p>
          </table:table-cell>
        </table:table-row>
        <table:table-row table:style-name="ro1">
          <table:table-cell office:value-type="string" calcext:value-type="string">
            <text:p>&lt;a title="DRG Wiki - Gunk Seed" class="gunk-seed" href="https://deeprockgalactic.wiki.gg/wiki/Gunk_Seed" target="_blank"&gt;Gunk Seed&lt;/a&gt;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&lt;a title="DRG Wiki" class="" href="https://deeprockgalactic.wiki.gg/wiki/Resupply_Pod" target="_blank"&gt;Resupply Pod&lt;/a&gt;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Enemies</text:p>
          </table:table-cell>
        </table:table-row>
        <table:table-row table:style-name="ro2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Oppressor</text:span>" class="enemies" href="https://deeprockgalactic.wiki.gg/wiki/Glyphid_Oppressor" target="_blank"&gt;Glyphid Oppressor&lt;/a&gt;</text:p>
          </table:table-cell>
        </table:table-row>
        <table:table-row table:style-name="ro2">
          <table:table-cell office:value-type="string" calcext:value-type="string">
            <text:p><text:span text:style-name="T1">&lt;a title="DRG Wiki - Glyphid Dreadnoughts</text:span>" class="enemies" href="https://deeprockgalactic.wiki.gg/wiki/Dreadnought_Types" target="_blank"&gt;Glyphid Dreadnoughts&lt;/a&gt;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2">
          <table:table-cell office:value-type="string" calcext:value-type="string">
            <text:p>&lt;a title="DRG Wiki - Glyphid Stingtail" class="enemies" href="https://deeprockgalactic.wiki.gg/wiki/Glyphid_Stingtail" target="_blank"&gt;Glyphid Stingtail&lt;/a&gt;</text:p>
          </table:table-cell>
        </table:table-row>
        <table:table-row table:style-name="ro1">
          <table:table-cell office:value-type="string" calcext:value-type="string">
            <text:p>&lt;a title="DRG Wiki - Glyphid Praetorian" class="enemies" href="https://deeprockgalactic.wiki.gg/wiki/Glyphid_Praetorian" target="_blank"&gt;Glyphid Praetorian&lt;/a&gt;</text:p>
          </table:table-cell>
        </table:table-row>
        <table:table-row table:style-name="ro2">
          <table:table-cell office:value-type="string" calcext:value-type="string">
            <text:p>&lt;a title="DRG Wiki - Glyphid Praetorian" class="enemies" href="https://deeprockgalactic.wiki.gg/wiki/Glyphid_Warden" target="_blank"&gt;Glyphid Warden&lt;/a&gt;</text:p>
          </table:table-cell>
        </table:table-row>
      </table:table>
      <table:table table:name="Link Images (Gems-Resources)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Gems/Resources</text:p>
          </table:table-cell>
        </table:table-row>
        <table:table-row table:style-name="ro4">
          <table:table-cell table:style-name="ce1" office:value-type="string" calcext:value-type="string">
            <text:p>&lt;a title="DRG Wiki - Bismor" class="bismor" href="https://deeprockgalactic.wiki.gg/wiki/Bismor" target="_blank"&gt;</text:p>
            <text:p><text:tab/>&lt;img class="icons" src="https://deeprockgalactic.wiki.gg/images/3/31/Bismor_icon.png" alt="&amp;nbsp;"&gt;</text:p>
            <text:p><text:tab/>Bismor</text:p>
            <text:p>&lt;/a&gt;</text:p>
          </table:table-cell>
        </table:table-row>
        <table:table-row table:style-name="ro4">
          <table:table-cell table:style-name="ce1" office:value-type="string" calcext:value-type="string">
            <text:p>&lt;a title="DRG Wiki - Bittergem" class="bittergem" href="https://deeprockgalactic.wiki.gg/wiki/Bittergem" target="_blank"&gt;</text:p>
            <text:p><text:tab/>&lt;img class="icons" src="https://deeprockgalactic.wiki.gg/images/4/41/Bittergem_icon.png" alt="&amp;nbsp;"&gt;</text:p>
            <text:p><text:tab/>Bittergem</text:p>
            <text:p>&lt;/a&gt;</text:p>
          </table:table-cell>
        </table:table-row>
        <table:table-row table:style-name="ro5">
          <table:table-cell office:value-type="string" calcext:value-type="string">
            <text:p>&lt;a title="DRG Wiki - Compressed Gold" class="gold" href="https://deeprockgalactic.wiki.gg/wiki/Gold#Compressed_Gold-0" target="_blank"&gt;</text:p>
            <text:p><text:tab/>&lt;img class="icons" src="https://deeprockgalactic.wiki.gg/images/d/d8/Compressed_gold_icon.png" alt="&amp;nbsp;"&gt;</text:p>
            <text:p><text:tab/>Compressed Gold</text:p>
            <text:p>&lt;/a&gt;</text:p>
          </table:table-cell>
        </table:table-row>
        <table:table-row table:style-name="ro5">
          <table:table-cell office:value-type="string" calcext:value-type="string">
            <text:p>&lt;a title="DRG Wiki - Croppa" class="croppa" href="https://deeprockgalactic.wiki.gg/wiki/Croppa" target="_blank"&gt;</text:p>
            <text:p><text:tab/>&lt;img class="icons" src="https://deeprockgalactic.wiki.gg/images/4/40/Croppa_icon.png" alt="&amp;nbsp;"&gt;</text:p>
            <text:p><text:tab/>Croppa</text:p>
            <text:p>&lt;/a&gt;</text:p>
          </table:table-cell>
        </table:table-row>
        <table:table-row table:style-name="ro1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1">
          <table:table-cell table:style-name="ce1"/>
        </table:table-row>
      </table:table>
      <table:table table:name="Link Images (Mission Objectives)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Missions</text:p>
          </table:table-cell>
        </table:table-row>
        <table:table-row table:style-name="ro1">
          <table:table-cell table:style-name="ce1"/>
        </table:table-row>
        <table:table-row table:style-name="ro4">
          <table:table-cell table:style-name="ce1" office:value-type="string" calcext:value-type="string">
            <text:p><text:span text:style-name="T1">&lt;a title="DRG Wiki - Alien Egg" class="alien-egg" href="https://deeprockgalactic.wiki.gg/wiki/Alien_Egg" target="_blank"&gt;</text:span></text:p>
            <text:p><text:tab/><text:span text:style-name="T1">&lt;img class="icons" src="https://deeprockgalactic.wiki.gg/images/6/69/Alien_egg_icon.png" alt="&amp;nbsp;"&gt;</text:span></text:p>
            <text:p><text:tab/><text:span text:style-name="T1">Alien Egg</text:span></text:p>
            <text:p><text:span text:style-name="T1">&lt;/a&gt;</text:span></text:p>
          </table:table-cell>
        </table:table-row>
        <table:table-row table:style-name="ro1">
          <table:table-cell table:style-name="ce1"/>
        </table:table-row>
        <table:table-row table:style-name="ro3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1">
          <table:table-cell table:style-name="ce1"/>
        </table:table-row>
      </table:table>
      <table:table table:name="Link Images (Enemies)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Creatures/Enemies</text:p>
          </table:table-cell>
        </table:table-row>
        <table:table-row table:style-name="ro1">
          <table:table-cell table:style-name="ce1"/>
        </table:table-row>
        <table:table-row table:style-name="ro6">
          <table:table-cell table:style-name="ce1" office:value-type="string" calcext:value-type="string">
            <text:p><text:span text:style-name="T1">&lt;a title="DRG Wiki - Glyphid Bulk Detonator" class="enemies link-icon" href="https://</text:span></text:p>
            <text:p><text:span text:style-name="T1">deeprockgalactic.wiki.gg/wiki/Glyphid_Bulk_Detonator" target="_blank"&gt;</text:span></text:p>
            <text:p><text:tab/><text:span text:style-name="T1">&lt;img class="bulk-det" src="https://deeprockgalactic.wiki.gg/images/f/fd/</text:span></text:p>
            <text:p><text:span text:style-name="T1">Glyphid_Bulk_Detonator.png" alt="&amp;nbsp;"&gt;</text:span></text:p>
            <text:p><text:span text:style-name="T1">&lt;/a&gt;&amp;nbsp;&amp;nbsp;</text:span><text:tab/></text:p>
            <text:p/>
          </table:table-cell>
        </table:table-row>
        <table:table-row table:style-name="ro1">
          <table:table-cell table:style-name="ce1"/>
        </table:table-row>
        <table:table-row table:style-name="ro3" table:number-rows-repeated="2">
          <table:table-cell/>
        </table:table-row>
        <table:table-row table:style-name="ro1" table:number-rows-repeated="7">
          <table:table-cell table:style-name="ce1"/>
        </table:table-row>
        <table:table-row table:style-name="ro3" table:number-rows-repeated="2">
          <table:table-cell table:style-name="ce3"/>
        </table:table-row>
        <table:table-row table:style-name="ro1" table:number-rows-repeated="2">
          <table:table-cell table:style-name="ce1"/>
        </table:table-row>
        <table:table-row table:style-name="ro3" table:number-rows-repeated="27">
          <table:table-cell/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6:08:12.4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4:31:28.839000000</meta:creation-date>
    <dc:date>2023-11-02T18:19:32.034000000</dc:date>
    <meta:editing-duration>PT15H45M54S</meta:editing-duration>
    <meta:editing-cycles>58</meta:editing-cycles>
    <meta:generator>LibreOffice/7.6.2.1$Windows_X86_64 LibreOffice_project/56f7684011345957bbf33a7ee678afaf4d2ba333</meta:generator>
    <meta:document-statistic meta:table-count="4" meta:cell-count="62" meta:object-count="0"/>
  </office:meta>
</office:document-meta>
</file>